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7ea3" officeooo:paragraph-rsid="00257ea3"/>
    </style:style>
    <style:style style:name="P2" style:family="paragraph" style:parent-style-name="Subtitle">
      <style:text-properties officeooo:rsid="00257ea3" officeooo:paragraph-rsid="00257ea3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300107" officeooo:paragraph-rsid="00300107"/>
    </style:style>
    <style:style style:name="P5" style:family="paragraph" style:parent-style-name="Heading_20_1">
      <style:text-properties officeooo:rsid="0027580f" officeooo:paragraph-rsid="0027580f"/>
    </style:style>
    <style:style style:name="P6" style:family="paragraph" style:parent-style-name="Heading_20_2">
      <style:text-properties officeooo:rsid="0027580f" officeooo:paragraph-rsid="0027580f"/>
    </style:style>
    <style:style style:name="P7" style:family="paragraph" style:parent-style-name="Text_20_body">
      <style:text-properties officeooo:rsid="0027580f" officeooo:paragraph-rsid="0027580f"/>
    </style:style>
    <style:style style:name="P8" style:family="paragraph" style:parent-style-name="Heading_20_2">
      <style:text-properties officeooo:rsid="00280914" officeooo:paragraph-rsid="00280914"/>
    </style:style>
    <style:style style:name="P9" style:family="paragraph" style:parent-style-name="Text_20_body" style:list-style-name="L2">
      <style:text-properties officeooo:paragraph-rsid="00280914"/>
    </style:style>
    <style:style style:name="P10" style:family="paragraph" style:parent-style-name="Text_20_body" style:list-style-name="L2">
      <style:text-properties officeooo:rsid="00280914" officeooo:paragraph-rsid="00280914"/>
    </style:style>
    <style:style style:name="P11" style:family="paragraph" style:parent-style-name="Heading_20_1">
      <style:text-properties officeooo:rsid="002c0f26" officeooo:paragraph-rsid="002c0f26"/>
    </style:style>
    <style:style style:name="P12" style:family="paragraph" style:parent-style-name="Heading_20_2">
      <style:text-properties officeooo:rsid="002c0f26" officeooo:paragraph-rsid="002c0f26"/>
    </style:style>
    <style:style style:name="P13" style:family="paragraph" style:parent-style-name="Text_20_body">
      <style:text-properties officeooo:rsid="002d2540" officeooo:paragraph-rsid="002d2540"/>
    </style:style>
    <style:style style:name="P14" style:family="paragraph" style:parent-style-name="Text_20_body">
      <style:paragraph-properties fo:text-align="center" style:justify-single-word="false"/>
      <style:text-properties officeooo:rsid="002d2540" officeooo:paragraph-rsid="002d2540"/>
    </style:style>
    <style:style style:name="P15" style:family="paragraph" style:parent-style-name="Text_20_body">
      <style:text-properties officeooo:rsid="0023569a" officeooo:paragraph-rsid="002356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80914"/>
    </style:style>
    <style:style style:name="T4" style:family="text">
      <style:text-properties fo:font-weight="bold" officeooo:rsid="00280914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ratic Functions and Equations</text:p>
      <text:p text:style-name="P2">College Algebra</text:p>
      <text:h text:style-name="P3" text:outline-level="1">Main Ideas</text:h>
      <text:list text:style-name="L1">
        <text:list-item>
          <text:p text:style-name="P4">A quadratic function has a <draw:frame draw:style-name="fr1" draw:name="Object12" text:anchor-type="as-char" svg:y="-0.1898in" svg:width="0.1528in" svg:height="0.2346in" draw:z-index="11"><draw:object xlink:href="./Object 12" xlink:type="simple" xlink:show="embed" xlink:actuate="onLoad"/><draw:image xlink:href="./ObjectReplacements/Object 12" xlink:type="simple" xlink:show="embed" xlink:actuate="onLoad"/><svg:title>x^2</svg:title></draw:frame><text:s/>term.</text:p>
        </text:list-item>
        <text:list-item>
          <text:p text:style-name="P4">The graph of a quadratic function is a parabola.</text:p>
        </text:list-item>
        <text:list-item>
          <text:p text:style-name="P4">The maximum point or minimum point of a parabola is called the vertex.</text:p>
        </text:list-item>
        <text:list-item>
          <text:p text:style-name="P4">Solve a quadratic equation by using the quadratic formula.</text:p>
        </text:list-item>
      </text:list>
      <text:h text:style-name="P5" text:outline-level="1">Quadratic Functions</text:h>
      <text:h text:style-name="P6" text:outline-level="2">Definition – Quadratic Function</text:h>
      <text:p text:style-name="P7">A <text:span text:style-name="T1">quadratic function</text:span><text:span text:style-name="T2"> has the form </text:span><text:span text:style-name="T2"><draw:frame draw:style-name="fr1" draw:name="Object2" text:anchor-type="as-char" svg:y="-0.1898in" svg:width="1.2528in" svg:height="0.2346in" draw:z-index="0"><draw:object xlink:href="./Object 2" xlink:type="simple" xlink:show="embed" xlink:actuate="onLoad"/><draw:image xlink:href="./ObjectReplacements/Object 2" xlink:type="simple" xlink:show="embed" xlink:actuate="onLoad"/><svg:title>f(x) = ax^2 + bx +c</svg:title></draw:frame></text:span><text:span text:style-name="T2"><text:s/>where </text:span><text:span text:style-name="T2"><draw:frame draw:style-name="fr1" draw:name="Object3" text:anchor-type="as-char" svg:y="-0.1791in" svg:width="0.3189in" svg:height="0.2264in" draw:z-index="1"><draw:object xlink:href="./Object 3" xlink:type="simple" xlink:show="embed" xlink:actuate="onLoad"/><draw:image xlink:href="./ObjectReplacements/Object 3" xlink:type="simple" xlink:show="embed" xlink:actuate="onLoad"/><svg:title>a neq 0</svg:title></draw:frame></text:span><text:span text:style-name="T2">.</text:span></text:p>
      <text:h text:style-name="P8" text:outline-level="2">Fact and Definitions– The Graph of a Quadratic Function</text:h>
      <text:list text:style-name="L2">
        <text:list-item>
          <text:p text:style-name="P9"><text:span text:style-name="T3">The graph of the quadratic function </text:span><text:span text:style-name="T3"><draw:frame draw:style-name="fr1" draw:name="Object8" text:anchor-type="as-char" svg:y="-0.1898in" svg:width="1.4764in" svg:height="0.2346in" draw:z-index="5"><draw:object xlink:href="./Object 8" xlink:type="simple" xlink:show="embed" xlink:actuate="onLoad"/><draw:image xlink:href="./ObjectReplacements/Object 8" xlink:type="simple" xlink:show="embed" xlink:actuate="onLoad"/><svg:title>y = f(x) = ax^2 + bx + c</svg:title></draw:frame></text:span><text:span text:style-name="T3"><text:s/>is a parabola.</text:span></text:p>
        </text:list-item>
        <text:list-item>
          <text:p text:style-name="P10">If <draw:frame draw:style-name="fr1" draw:name="Object9" text:anchor-type="as-char" svg:y="-0.1791in" svg:width="0.3217in" svg:height="0.2264in" draw:z-index="6"><draw:object xlink:href="./Object 9" xlink:type="simple" xlink:show="embed" xlink:actuate="onLoad"/><draw:image xlink:href="./ObjectReplacements/Object 9" xlink:type="simple" xlink:show="embed" xlink:actuate="onLoad"/><svg:title>a &gt; 0</svg:title></draw:frame>, the graph is concave up and opens upwards.</text:p>
        </text:list-item>
        <text:list-item>
          <text:p text:style-name="P10">If <draw:frame draw:style-name="fr1" draw:name="Object10" text:anchor-type="as-char" svg:y="-0.1791in" svg:width="0.3217in" svg:height="0.2264in" draw:z-index="7"><draw:object xlink:href="./Object 10" xlink:type="simple" xlink:show="embed" xlink:actuate="onLoad"/><draw:image xlink:href="./ObjectReplacements/Object 10" xlink:type="simple" xlink:show="embed" xlink:actuate="onLoad"/><svg:title>a &lt; 0</svg:title></draw:frame>, the graph is concave down and opens downward.</text:p>
        </text:list-item>
      </text:list>
      <text:h text:style-name="P6" text:outline-level="2">How To – Find the Vertex of a Parabola</text:h>
      <text:p text:style-name="P7"><text:span text:style-name="T3">The point on the </text:span>parabola <draw:frame draw:style-name="fr1" draw:name="Object5" text:anchor-type="as-char" svg:y="-0.1898in" svg:width="0.9689in" svg:height="0.2346in" draw:z-index="2"><draw:object xlink:href="./Object 5" xlink:type="simple" xlink:show="embed" xlink:actuate="onLoad"/><draw:image xlink:href="./ObjectReplacements/Object 5" xlink:type="simple" xlink:show="embed" xlink:actuate="onLoad"/><svg:title>y = ax^2 + bx + c</svg:title></draw:frame><text:s/><text:span text:style-name="T3">is the point where the graph changes from increasing to decreasing or from decreasing to increasing is called the </text:span><text:span text:style-name="T4">vertex</text:span><text:span text:style-name="T3">. To find the </text:span><text:span text:style-name="T3"><draw:frame draw:style-name="fr1" draw:name="Object4" text:anchor-type="as-char" svg:y="-0.1791in" svg:width="0.0972in" svg:height="0.2244in" draw:z-index="8"><draw:object xlink:href="./Object 4" xlink:type="simple" xlink:show="embed" xlink:actuate="onLoad"/><draw:image xlink:href="./ObjectReplacements/Object 4" xlink:type="simple" xlink:show="embed" xlink:actuate="onLoad"/><svg:title>x</svg:title></draw:frame></text:span><text:span text:style-name="T3">-coordinate of the vertex of a parabola, </text:span>use the formula <draw:frame draw:style-name="fr1" draw:name="Object6" text:anchor-type="as-char" svg:y="-0.2835in" svg:width="0.4744in" svg:height="0.4752in" draw:z-index="3"><draw:object xlink:href="./Object 6" xlink:type="simple" xlink:show="embed" xlink:actuate="onLoad"/><draw:image xlink:href="./ObjectReplacements/Object 6" xlink:type="simple" xlink:show="embed" xlink:actuate="onLoad"/><svg:title>x = -b / 2a</svg:title></draw:frame>. Use the equation to calculate the <draw:frame draw:style-name="fr1" draw:name="Object7" text:anchor-type="as-char" svg:y="-0.1791in" svg:width="0.0929in" svg:height="0.2244in" draw:z-index="4"><draw:object xlink:href="./Object 7" xlink:type="simple" xlink:show="embed" xlink:actuate="onLoad"/><draw:image xlink:href="./ObjectReplacements/Object 7" xlink:type="simple" xlink:show="embed" xlink:actuate="onLoad"/><svg:title>y</svg:title></draw:frame>-coordinate.</text:p>
      <text:h text:style-name="P11" text:outline-level="1">Quadratic Equations</text:h>
      <text:h text:style-name="P12" text:outline-level="2">How To – Solve a Quadratic Equation</text:h>
      <text:p text:style-name="P13">To solve the equation <draw:frame draw:style-name="fr1" draw:name="Object1" text:anchor-type="as-char" svg:y="-0.1898in" svg:width="0.9693in" svg:height="0.2366in" draw:z-index="9"><draw:object xlink:href="./Object 1" xlink:type="simple" xlink:show="embed" xlink:actuate="onLoad"/><draw:image xlink:href="./ObjectReplacements/Object 1" xlink:type="simple" xlink:show="embed" xlink:actuate="onLoad"/><svg:title>ax^2 + bx + c = 0</svg:title></draw:frame>, use the quadratic equation below.</text:p>
      <text:p text:style-name="P14"><draw:frame draw:style-name="fr1" draw:name="Object11" text:anchor-type="as-char" svg:y="-0.2957in" svg:width="1.2772in" svg:height="0.4874in" draw:z-index="10"><draw:object xlink:href="./Object 11" xlink:type="simple" xlink:show="embed" xlink:actuate="onLoad"/><draw:image xlink:href="./ObjectReplacements/Object 11" xlink:type="simple" xlink:show="embed" xlink:actuate="onLoad"/><svg:title>x = (-b +- sqrt (b^2 - 4ac) ) / 2a</svg:title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23:28:44.118000000</meta:creation-date>
    <meta:editing-duration>PT23M13S</meta:editing-duration>
    <meta:editing-cycles>9</meta:editing-cycles>
    <meta:generator>LibreOffice/24.8.2.1$Windows_X86_64 LibreOffice_project/0f794b6e29741098670a3b95d60478a65d05ef13</meta:generator>
    <dc:date>2024-11-14T00:42:22.733000000</dc:date>
    <dc:title>Quadratic Functions and Equations - Quick Start</dc:title>
    <meta:print-date>2024-11-14T00:43:38.913000000</meta:print-date>
    <meta:printed-by>PDF files</meta:printed-by>
    <meta:document-statistic meta:table-count="0" meta:image-count="0" meta:object-count="12" meta:page-count="1" meta:paragraph-count="20" meta:word-count="185" meta:character-count="1041" meta:non-whitespace-character-count="876"/>
    <meta:template xlink:type="simple" xlink:actuate="onRequest" xlink:title="Math Worksheet" xlink:href="../../../../../AppData/Roaming/LibreOffice/4/user/template/Math%20Worksheet.ott" meta:date="2024-11-13T23:28:43.967000000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 + bx + c = 0</annotation>
  </semantics>
</math>
</file>

<file path=Object 10/content.xml><?xml version="1.0" encoding="utf-8"?>
<math xmlns="http://www.w3.org/1998/Math/MathML" display="block">
  <semantics>
    <mrow>
      <mi>a</mi>
      <mo stretchy="false">&lt;</mo>
      <mn>0</mn>
    </mrow>
    <annotation encoding="StarMath 5.0">a&lt;0</annotation>
  </semantics>
</math>
</file>

<file path=Object 11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-b +- sqrt { b^2 - 4ac } } over { 2a  }</annotation>
  </semantics>
</math>
</file>

<file path=Object 12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f( x ) = ax^2 + bx + c</annotation>
  </semantics>
</math>
</file>

<file path=Object 3/content.xml><?xml version="1.0" encoding="utf-8"?>
<math xmlns="http://www.w3.org/1998/Math/MathML" display="block">
  <semantics>
    <mrow>
      <mi>a</mi>
      <mo stretchy="false">≠</mo>
      <mn>0</mn>
    </mrow>
    <annotation encoding="StarMath 5.0">a neq 0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=ax^2 + bx + c</annotation>
  </semantics>
</math>
</file>

<file path=Object 6/content.xml><?xml version="1.0" encoding="utf-8"?>
<math xmlns="http://www.w3.org/1998/Math/MathML" display="block">
  <semantics>
    <mrow>
      <mi>x</mi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x = { -b } over { 2a }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y = f( x ) = ax^2 + bx + c</annotation>
  </semantics>
</math>
</file>

<file path=Object 9/content.xml><?xml version="1.0" encoding="utf-8"?>
<math xmlns="http://www.w3.org/1998/Math/MathML" display="block">
  <semantics>
    <mrow>
      <mi>a</mi>
      <mo stretchy="false">&gt;</mo>
      <mn>0</mn>
    </mrow>
    <annotation encoding="StarMath 5.0">a &gt; 0</annotation>
  </semantics>
</math>
</file>